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1.27cm"/>
    </style:style>
    <style:style style:name="gr4" style:family="graphic" style:parent-style-name="standard">
      <style:graphic-properties svg:stroke-color="#808080" draw:fill="solid" draw:fill-color="#ffffff" draw:textarea-horizontal-align="justify" draw:textarea-vertical-align="middle" draw:auto-grow-height="false"/>
    </style:style>
    <style:style style:name="gr5" style:family="graphic" style:parent-style-name="standard">
      <style:graphic-properties svg:stroke-color="#c0c0c0"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0.63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5pt" style:font-size-asian="15pt" style:font-size-complex="15pt"/>
    </style:style>
    <style:style style:name="P3" style:family="paragraph">
      <style:paragraph-properties fo:text-align="center"/>
      <style:text-properties fo:color="#c0c0c0"/>
    </style:style>
    <style:style style:name="T1" style:family="text">
      <style:text-properties fo:color="#c0c0c0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id="id5" draw:layer="layout" svg:width="6.35cm" svg:height="1.27cm" svg:x="10.19cm" svg:y="1cm">
          <text:p text:style-name="P1">Translator</text:p>
          <draw:enhanced-geometry svg:viewBox="0 0 21600 21600" draw:type="rectangle" draw:enhanced-path="M 0 0 L 21600 0 21600 21600 0 21600 0 0 Z N"/>
        </draw:custom-shape>
        <draw:custom-shape draw:style-name="gr1" draw:text-style-name="P2" draw:id="id1" draw:layer="layout" svg:width="6.985cm" svg:height="1.27cm" svg:x="1cm" svg:y="6.08cm">
          <text:p text:style-name="P1">JavaFil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id="id2" draw:layer="layout" svg:width="6.985cm" svg:height="1.27cm" svg:x="1cm" svg:y="7.985cm">
          <text:p text:style-name="P1">JavaClass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s" svg:x1="4.492cm" svg:y1="7.35cm" svg:x2="4.492cm" svg:y2="7.985cm" draw:start-shape="id1" draw:start-glue-point="2" draw:end-shape="id2" draw:end-glue-point="0" svg:d="m4492 7350v501-367 501">
          <text:p/>
        </draw:connector>
        <draw:custom-shape draw:style-name="gr1" draw:text-style-name="P1" draw:id="id3" draw:layer="layout" svg:width="6.985cm" svg:height="1.27cm" svg:x="1cm" svg:y="9.89cm">
          <text:p text:style-name="P1">JavaMethod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s" svg:x1="4.492cm" svg:y1="9.255cm" svg:x2="4.492cm" svg:y2="9.89cm" draw:start-shape="id2" draw:start-glue-point="2" draw:end-shape="id3" draw:end-glue-point="0" svg:d="m4492 9255v501-367 501">
          <text:p/>
        </draw:connector>
        <draw:frame draw:style-name="gr3" draw:id="id4" draw:layer="layout" svg:width="8.255cm" svg:height="1.52cm" svg:x="1cm" svg:y="2.905cm">
          <draw:text-box>
            <text:p>Phase 1: Setup Translator</text:p>
          </draw:text-box>
        </draw:frame>
        <draw:connector draw:style-name="gr2" draw:text-style-name="P1" draw:layer="layout" draw:type="lines" svg:x1="5.127cm" svg:y1="4.425cm" svg:x2="4.492cm" svg:y2="6.08cm" draw:start-shape="id4" draw:start-glue-point="2" draw:end-shape="id1" draw:end-glue-point="0" svg:d="m5127 4425v501l-635 653v501">
          <text:p/>
        </draw:connector>
        <draw:frame draw:style-name="gr3" draw:text-style-name="P1" draw:id="id6" draw:layer="layout" svg:width="6.985cm" svg:height="2.384cm" svg:x="9.89cm" svg:y="3.54cm">
          <draw:text-box>
            <text:p text:style-name="P1">Phase 2: Resolve Dependencies / Translate</text:p>
          </draw:text-box>
        </draw:frame>
        <draw:connector draw:style-name="gr2" draw:text-style-name="P1" draw:layer="layout" draw:type="lines" svg:x1="13.365cm" svg:y1="2.27cm" svg:x2="13.382cm" svg:y2="3.54cm" draw:start-shape="id5" draw:start-glue-point="2" draw:end-shape="id6" draw:end-glue-point="0" svg:d="m13365 2270v501l17 268v501">
          <text:p/>
        </draw:connector>
        <draw:connector draw:style-name="gr2" draw:text-style-name="P1" draw:layer="layout" draw:type="lines" svg:x1="10.19cm" svg:y1="1.635cm" svg:x2="5.127cm" svg:y2="2.905cm" draw:start-shape="id5" draw:start-glue-point="3" draw:end-shape="id4" draw:end-glue-point="0" svg:d="m10190 1635h-501l-4562 769v501">
          <text:p/>
        </draw:connector>
        <draw:connector draw:style-name="gr2" draw:text-style-name="P1" draw:layer="layout" draw:type="lines" svg:x1="13.382cm" svg:y1="5.924cm" svg:x2="13.382cm" svg:y2="7.35cm" draw:start-shape="id6" draw:start-glue-point="2" draw:end-shape="id7" draw:end-glue-point="0" svg:d="m13382 5924v501 424 501">
          <text:p/>
        </draw:connector>
        <draw:custom-shape draw:style-name="gr1" draw:text-style-name="P1" draw:id="id7" draw:layer="layout" svg:width="6.985cm" svg:height="1.27cm" svg:x="9.89cm" svg:y="7.35cm">
          <text:p text:style-name="P1">JavaFil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id="id8" draw:layer="layout" svg:width="6.985cm" svg:height="1.27cm" svg:x="9.89cm" svg:y="10.525cm">
          <text:p text:style-name="P1">JavaClass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s" svg:x1="13.382cm" svg:y1="8.62cm" svg:x2="13.382cm" svg:y2="10.525cm" draw:start-shape="id7" draw:start-glue-point="2" draw:end-shape="id8" draw:end-glue-point="0" svg:d="m13382 8620v501 903 501">
          <text:p/>
        </draw:connector>
        <draw:custom-shape draw:style-name="gr1" draw:text-style-name="P1" draw:id="id9" draw:layer="layout" svg:width="6.985cm" svg:height="1.27cm" svg:x="9.89cm" svg:y="13.7cm">
          <text:p text:style-name="P1">JavaMethod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s" svg:x1="13.382cm" svg:y1="11.795cm" svg:x2="13.382cm" svg:y2="13.7cm" draw:start-shape="id8" draw:start-glue-point="2" draw:end-shape="id9" draw:end-glue-point="0" svg:d="m13382 11795v501 903 501">
          <text:p/>
        </draw:connector>
        <draw:custom-shape draw:style-name="gr1" draw:text-style-name="P1" draw:id="id10" draw:layer="layout" svg:width="6.985cm" svg:height="1.27cm" svg:x="2.27cm" svg:y="15.605cm">
          <text:p text:style-name="P1">JavaBlock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s" svg:x1="13.382cm" svg:y1="14.97cm" svg:x2="5.762cm" svg:y2="15.605cm" draw:start-shape="id9" draw:start-glue-point="2" draw:end-shape="id10" draw:end-glue-point="0" svg:d="m13382 14970v501l-7620-367v501">
          <text:p/>
        </draw:connector>
        <draw:custom-shape draw:style-name="gr4" draw:text-style-name="P3" draw:id="id11" draw:layer="layout" svg:width="3.81cm" svg:height="1.27cm" svg:x="4.81cm" svg:y="11.795cm">
          <text:p text:style-name="P3"><text:span text:style-name="T1">JavaScope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s" svg:x1="8.62cm" svg:y1="12.43cm" svg:x2="9.89cm" svg:y2="7.985cm" draw:start-shape="id11" draw:start-glue-point="1" draw:end-shape="id7" draw:end-glue-point="3" svg:d="m8620 12430h501l267-4445h502">
          <text:p/>
        </draw:connector>
        <draw:connector draw:style-name="gr5" draw:text-style-name="P1" draw:layer="layout" draw:type="lines" svg:x1="8.62cm" svg:y1="12.43cm" svg:x2="9.89cm" svg:y2="11.16cm" draw:start-shape="id11" draw:start-glue-point="1" draw:end-shape="id8" draw:end-glue-point="3" svg:d="m8620 12430h501l267-1270h502">
          <text:p/>
        </draw:connector>
        <draw:connector draw:style-name="gr5" draw:text-style-name="P1" draw:layer="layout" draw:type="lines" svg:x1="8.62cm" svg:y1="12.43cm" svg:x2="9.89cm" svg:y2="14.335cm" draw:start-shape="id11" draw:start-glue-point="1" draw:end-shape="id9" draw:end-glue-point="3" svg:d="m8620 12430h501l267 1905h502">
          <text:p/>
        </draw:connector>
        <draw:connector draw:style-name="gr5" draw:text-style-name="P1" draw:layer="layout" draw:type="lines" svg:x1="6.715cm" svg:y1="13.065cm" svg:x2="5.762cm" svg:y2="15.605cm" draw:start-shape="id11" draw:start-glue-point="2" draw:end-shape="id10" draw:end-glue-point="0" svg:d="m6715 13065v501l-953 1538v501">
          <text:p/>
        </draw:connector>
        <draw:custom-shape draw:style-name="gr1" draw:text-style-name="P1" draw:id="id12" draw:layer="layout" svg:width="6.985cm" svg:height="1.27cm" svg:x="1cm" svg:y="18.145cm">
          <text:p text:style-name="P1">JavaExpressions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s" svg:x1="5.762cm" svg:y1="16.875cm" svg:x2="4.492cm" svg:y2="18.145cm" draw:start-shape="id10" draw:start-glue-point="2" draw:end-shape="id12" draw:end-glue-point="0" svg:d="m5762 16875v501l-1270 268v501">
          <text:p/>
        </draw:connector>
        <draw:custom-shape draw:style-name="gr1" draw:text-style-name="P1" draw:id="id13" draw:layer="layout" svg:width="6.985cm" svg:height="1.27cm" svg:x="10.525cm" svg:y="17.51cm">
          <text:p text:style-name="P1">JavaFields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s" svg:x1="5.762cm" svg:y1="16.875cm" svg:x2="14.017cm" svg:y2="17.51cm" draw:start-shape="id10" draw:start-glue-point="2" draw:end-shape="id13" draw:end-glue-point="0" svg:d="m5762 16875v501l8255-367v501">
          <text:p/>
        </draw:connector>
        <draw:custom-shape draw:style-name="gr1" draw:text-style-name="P1" draw:id="id14" draw:layer="layout" svg:width="6.985cm" svg:height="1.27cm" svg:x="6.82cm" svg:y="19.32cm">
          <text:p text:style-name="P1">JavaFlowControl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s" svg:x1="5.762cm" svg:y1="16.875cm" svg:x2="10.312cm" svg:y2="19.32cm" draw:start-shape="id10" draw:start-glue-point="2" draw:end-shape="id14" draw:end-glue-point="0" svg:d="m5762 16875v501l4550 1443v501">
          <text:p/>
        </draw:connector>
        <draw:frame draw:style-name="gr3" draw:text-style-name="P1" draw:id="id15" draw:layer="layout" svg:width="6.985cm" svg:height="1.52cm" svg:x="18.78cm" svg:y="3.54cm">
          <draw:text-box>
            <text:p text:style-name="P1">Phase 3: Print</text:p>
          </draw:text-box>
        </draw:frame>
        <draw:connector draw:style-name="gr2" draw:text-style-name="P1" draw:layer="layout" draw:type="lines" svg:x1="16.54cm" svg:y1="1.635cm" svg:x2="22.272cm" svg:y2="3.54cm" draw:start-shape="id5" draw:start-glue-point="1" draw:end-shape="id15" draw:end-glue-point="0" svg:d="m16540 1635h501l5231 1404v501">
          <text:p/>
        </draw:connector>
        <draw:custom-shape draw:style-name="gr1" draw:text-style-name="P1" draw:id="id16" draw:layer="layout" svg:width="6.985cm" svg:height="1.27cm" svg:x="18.915cm" svg:y="6.08cm">
          <text:p text:style-name="P1">JavaPackages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draw:type="lines" svg:x1="22.272cm" svg:y1="5.06cm" svg:x2="22.407cm" svg:y2="6.08cm" draw:start-shape="id15" draw:start-glue-point="2" draw:end-shape="id16" draw:end-glue-point="0" svg:d="m22272 5060v501l135 18v501">
          <text:p/>
        </draw:connector>
        <draw:custom-shape draw:style-name="gr1" draw:text-style-name="P2" draw:id="id17" draw:layer="layout" svg:width="6.985cm" svg:height="1.27cm" svg:x="18.88cm" svg:y="8.92cm">
          <text:p text:style-name="P1">JavaFil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id="id18" draw:layer="layout" svg:width="6.985cm" svg:height="1.27cm" svg:x="18.88cm" svg:y="11.725cm">
          <text:p text:style-name="P1">JavaClass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s" svg:x1="22.372cm" svg:y1="10.19cm" svg:x2="22.372cm" svg:y2="11.725cm" draw:start-shape="id17" draw:start-glue-point="2" draw:end-shape="id18" draw:end-glue-point="0" svg:d="m22372 10190v501 533 501">
          <text:p/>
        </draw:connector>
        <draw:custom-shape draw:style-name="gr1" draw:text-style-name="P1" draw:id="id19" draw:layer="layout" svg:width="6.985cm" svg:height="1.27cm" svg:x="18.88cm" svg:y="14.43cm">
          <text:p text:style-name="P1">JavaMethod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s" svg:x1="22.372cm" svg:y1="12.995cm" svg:x2="22.372cm" svg:y2="14.43cm" draw:start-shape="id18" draw:start-glue-point="2" draw:end-shape="id19" draw:end-glue-point="0" svg:d="m22372 12995v501 433 501">
          <text:p/>
        </draw:connector>
        <draw:connector draw:style-name="gr2" draw:text-style-name="P1" draw:layer="layout" draw:type="lines" svg:x1="22.407cm" svg:y1="7.35cm" svg:x2="22.372cm" svg:y2="8.92cm" draw:start-shape="id16" draw:start-glue-point="2" draw:end-shape="id17" draw:end-glue-point="0" svg:d="m22407 7350v501l-35 568v501">
          <text:p/>
        </draw:connector>
      </draw:page>
      <draw:page draw:name="page2" draw:style-name="dp1" draw:master-page-name="Default">
        <draw:custom-shape draw:style-name="gr1" draw:text-style-name="P1" draw:id="id20" draw:layer="layout" svg:width="3.81cm" svg:height="1.27cm" svg:x="4.345cm" svg:y="17.24cm">
          <text:p text:style-name="P1">JavaFile</text:p>
          <draw:enhanced-geometry svg:viewBox="0 0 21600 21600" draw:type="rectangle" draw:enhanced-path="M 0 0 L 21600 0 21600 21600 0 21600 0 0 Z N"/>
        </draw:custom-shape>
        <draw:custom-shape draw:style-name="gr1" draw:text-style-name="P1" draw:id="id22" draw:layer="layout" svg:width="3.81cm" svg:height="1.27cm" svg:x="4.98cm" svg:y="8.55cm">
          <text:p text:style-name="P1">JavaScope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s" svg:x1="6.25cm" svg:y1="17.24cm" svg:x2="6.92cm" svg:y2="15.135cm" draw:start-shape="id20" draw:start-glue-point="0" draw:end-shape="id21" draw:end-glue-point="2" svg:d="m6250 17240v-501l670-1103v-501">
          <text:p/>
        </draw:connector>
        <draw:custom-shape draw:style-name="gr1" draw:text-style-name="P1" draw:id="id23" draw:layer="layout" svg:width="3.81cm" svg:height="1.27cm" svg:x="4.98cm" svg:y="4.81cm">
          <text:p text:style-name="P1">Visitor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s" svg:x1="6.885cm" svg:y1="8.55cm" svg:x2="6.885cm" svg:y2="6.08cm" draw:start-shape="id22" draw:start-glue-point="0" draw:end-shape="id23" draw:end-glue-point="2" svg:d="m6885 8550v-501-1468-501">
          <text:p/>
        </draw:connector>
        <draw:custom-shape draw:style-name="gr1" draw:text-style-name="P1" draw:id="id24" draw:layer="layout" svg:width="3.81cm" svg:height="1.27cm" svg:x="8.79cm" svg:y="17.24cm">
          <text:p text:style-name="P1">JavaClass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s" svg:x1="10.695cm" svg:y1="17.24cm" svg:x2="6.92cm" svg:y2="15.135cm" draw:start-shape="id24" draw:start-glue-point="0" draw:end-shape="id21" draw:end-glue-point="2" svg:d="m10695 17240v-501l-3775-1103v-501">
          <text:p/>
        </draw:connector>
        <draw:connector draw:style-name="gr2" draw:text-style-name="P1" draw:layer="layout" draw:type="lines" svg:x1="13.235cm" svg:y1="10.29cm" svg:x2="8.79cm" svg:y2="9.185cm" draw:start-shape="id25" draw:start-glue-point="3" draw:end-shape="id22" draw:end-glue-point="1" svg:d="m13235 10290h-501l-3443-1105h-501">
          <text:p/>
        </draw:connector>
        <draw:custom-shape draw:style-name="gr1" draw:text-style-name="P1" draw:id="id25" draw:layer="layout" svg:width="3.81cm" svg:height="1.27cm" svg:x="13.235cm" svg:y="9.655cm">
          <text:p text:style-name="P1">JavaBlock</text:p>
          <draw:enhanced-geometry svg:viewBox="0 0 21600 21600" draw:type="rectangle" draw:enhanced-path="M 0 0 L 21600 0 21600 21600 0 21600 0 0 Z N"/>
        </draw:custom-shape>
        <draw:custom-shape draw:style-name="gr1" draw:text-style-name="P1" draw:id="id26" draw:layer="layout" svg:width="5.08cm" svg:height="1.27cm" svg:x="13.235cm" svg:y="7.75cm">
          <text:p text:style-name="P1">ExpressionVisitor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s" svg:x1="13.235cm" svg:y1="8.385cm" svg:x2="8.79cm" svg:y2="9.185cm" draw:start-shape="id26" draw:start-glue-point="3" draw:end-shape="id22" draw:end-glue-point="1" svg:d="m13235 8385h-501l-3443 800h-501">
          <text:p/>
        </draw:connector>
        <draw:custom-shape draw:style-name="gr1" draw:text-style-name="P1" draw:id="id21" draw:layer="layout" svg:width="5.08cm" svg:height="1.27cm" svg:x="4.38cm" svg:y="13.865cm">
          <text:p text:style-name="P1">ActivatableVisitor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s" svg:x1="6.92cm" svg:y1="13.865cm" svg:x2="6.885cm" svg:y2="9.82cm" draw:start-shape="id21" draw:start-glue-point="0" draw:end-shape="id22" draw:end-glue-point="2" svg:d="m6920 13865v-501l-35-3043v-501">
          <text:p/>
        </draw:connector>
        <draw:custom-shape draw:style-name="gr1" draw:text-style-name="P1" draw:id="id27" draw:layer="layout" svg:width="3.81cm" svg:height="1.27cm" svg:x="13.235cm" svg:y="17.24cm">
          <text:p text:style-name="P1">JavaMethod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s" svg:x1="15.14cm" svg:y1="17.24cm" svg:x2="6.92cm" svg:y2="15.135cm" draw:start-shape="id27" draw:start-glue-point="0" draw:end-shape="id21" draw:end-glue-point="2" svg:d="m15140 17240v-501l-8220-1103v-501">
          <text:p/>
        </draw:connector>
        <draw:custom-shape draw:style-name="gr1" draw:text-style-name="P1" draw:id="id28" draw:layer="layout" svg:width="5.715cm" svg:height="1.27cm" svg:x="13.235cm" svg:y="12.16cm">
          <text:p text:style-name="P1">ControlStatements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s" svg:x1="13.235cm" svg:y1="12.795cm" svg:x2="8.79cm" svg:y2="9.185cm" draw:start-shape="id28" draw:start-glue-point="3" draw:end-shape="id22" draw:end-glue-point="1" svg:d="m13235 12795h-502l-3442-3610h-501">
          <text:p/>
        </draw:connector>
        <draw:connector draw:style-name="gr6" draw:text-style-name="P1" draw:layer="layout" draw:type="lines" svg:x1="16.092cm" svg:y1="12.16cm" svg:x2="15.14cm" svg:y2="10.925cm" draw:start-shape="id28" draw:start-glue-point="0" draw:end-shape="id25" draw:end-glue-point="2" svg:d="m16092 12160v-501l-952-233v-501">
          <text:p/>
        </draw:connector>
        <draw:custom-shape draw:style-name="gr1" draw:text-style-name="P1" draw:id="id30" draw:layer="layout" svg:width="5.08cm" svg:height="1.27cm" svg:x="19.55cm" svg:y="8.985cm">
          <text:p text:style-name="P1">JavaField</text:p>
          <draw:enhanced-geometry svg:viewBox="0 0 21600 21600" draw:type="rectangle" draw:enhanced-path="M 0 0 L 21600 0 21600 21600 0 21600 0 0 Z N"/>
        </draw:custom-shape>
        <draw:custom-shape draw:style-name="gr1" draw:text-style-name="P1" draw:id="id29" draw:layer="layout" svg:width="5.08cm" svg:height="1.27cm" svg:x="18.95cm" svg:y="5.81cm">
          <text:p text:style-name="P1">JavaFieldDec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s" svg:x1="21.49cm" svg:y1="7.08cm" svg:x2="22.09cm" svg:y2="8.985cm" draw:start-shape="id29" draw:start-glue-point="2" draw:end-shape="id30" draw:end-glue-point="0" svg:d="m21490 7080v501l600 903v501">
          <text:p/>
        </draw:connector>
        <draw:connector draw:style-name="gr2" draw:text-style-name="P1" draw:layer="layout" draw:type="lines" svg:x1="18.95cm" svg:y1="6.445cm" svg:x2="8.79cm" svg:y2="5.445cm" draw:start-shape="id29" draw:start-glue-point="3" draw:end-shape="id23" draw:end-glue-point="1" svg:d="m18950 6445h-501l-9158-1000h-501">
          <text:p/>
        </draw:connector>
        <draw:connector draw:style-name="gr2" draw:text-style-name="P1" draw:layer="layout" draw:type="lines" svg:x1="19.55cm" svg:y1="9.62cm" svg:x2="18.315cm" svg:y2="8.385cm" draw:start-shape="id30" draw:start-glue-point="3" draw:end-shape="id26" draw:end-glue-point="1" svg:d="m19550 9620h-501l-233-1235h-501">
          <text:p/>
        </draw:connector>
        <draw:frame draw:style-name="gr7" draw:layer="layout" svg:width="4.445cm" svg:height="0.962cm" svg:x="20.685cm" svg:y="7.515cm">
          <draw:text-box>
            <text:p>creates</text:p>
          </draw:text-box>
        </draw:frame>
        <draw:frame draw:style-name="gr7" draw:layer="layout" svg:width="3.175cm" svg:height="0.962cm" svg:x="13.77cm" svg:y="10.725cm">
          <draw:text-box>
            <text:p>contain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Bitstream Vera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Andi </meta:initial-creator>
    <meta:creation-date>2010-10-21T04:08:43</meta:creation-date>
    <dc:date>2010-10-21T04:33:14</dc:date>
    <dc:creator>Andi </dc:creator>
    <meta:editing-duration>PT00H24M32S</meta:editing-duration>
    <meta:editing-cycles>13</meta:editing-cycles>
    <meta:generator>OpenOffice.org/3.2$Unix OpenOffice.org_project/320m19$Build-9505</meta:generator>
    <meta:document-statistic meta:object-count="65"/>
  </office:meta>
</office:document-meta>
</file>